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6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8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proposed mods'.C1"/>
      <style:map style:condition="cell-content()=&quot;No&quot;" style:apply-style-name="Untitled2" style:base-cell-address="'Fallout 3 proposed mods'.C1"/>
    </style:style>
    <style:style style:name="ce9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proposed mods'.C1"/>
      <style:map style:condition="cell-content()=&quot;No&quot;" style:apply-style-name="Untitled2" style:base-cell-address="'Fallout 3 proposed mods'.C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proposed mods'.C1"/>
      <style:map style:condition="cell-content()=&quot;No&quot;" style:apply-style-name="Untitled2" style:base-cell-address="'Fallout 3 proposed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5"/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6" office:value-type="string" calcext:value-type="string">
            <text:p>Installed?</text:p>
          </table:table-cell>
          <table:table-cell table:style-name="ce2" table:number-columns-repeated="1021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fallout3.nexusmods.com/mods/15886" xlink:type="simple">http://fallout3.nexusmods.com/mods/15886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?" xlink:type="simple">http://www.nexusmods.com/fallout3/mods/1574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?" xlink:type="simple">http://www.nexusmods.com/fallout3/mods/265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?" xlink:type="simple">http://www.nexusmods.com/fallout3/mods/1565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?" xlink:type="simple">http://www.nexusmods.com/fallout3/mods/2080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?" xlink:type="simple">http://www.nexusmods.com/fallout3/mods/1564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?" xlink:type="simple">http://www.nexusmods.com/fallout3/mods/1694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?" xlink:type="simple">http://www.nexusmods.com/fallout3/mods/897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?" xlink:type="simple">http://www.nexusmods.com/fallout3/mods/1689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NEMATECH</text:p>
          </table:table-cell>
          <table:table-cell office:value-type="string" calcext:value-type="string">
            <text:p><text:a xlink:href="http://www.nexusmods.com/fallout3/mods/15745/?" xlink:type="simple">http://www.nexusmods.com/fallout3/mods/1574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ean-Deluxe</text:p>
          </table:table-cell>
          <table:table-cell office:value-type="string" calcext:value-type="string">
            <text:p><text:a xlink:href="http://www.nexusmods.com/fallout3/mods/17115/?" xlink:type="simple">http://www.nexusmods.com/fallout3/mods/1711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?" xlink:type="simple">http://www.nexusmods.com/fallout3/mods/34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kened Interiors</text:p>
          </table:table-cell>
          <table:table-cell office:value-type="string" calcext:value-type="string">
            <text:p><text:a xlink:href="http://www.nexusmods.com/fallout3/mods/16935/?" xlink:type="simple">http://www.nexusmods.com/fallout3/mods/16935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UI compatibility patch for FWE</text:p>
          </table:table-cell>
          <table:table-cell office:value-type="string" calcext:value-type="string">
            <text:p><text:a xlink:href="http://fallout3.nexusmods.com/mods/2761" xlink:type="simple">http://fallout3.nexusmods.com/mods/276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rector’s Chair</text:p>
          </table:table-cell>
          <table:table-cell office:value-type="string" calcext:value-type="string">
            <text:p><text:a xlink:href="http://www.nexusmods.com/fallout3/mods/17899/?" xlink:type="simple">http://www.nexusmods.com/fallout3/mods/1789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fallout3.nexusmods.com/mods/17876/" xlink:type="simple">http://fallout3.nexusmods.com/mods/17876/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fallout3.nexusmods.com/mods/8340" xlink:type="simple">http://fallout3.nexusmods.com/mods/834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?" xlink:type="simple">http://www.nexusmods.com/fallout3/mods/442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office:value-type="string" calcext:value-type="string">
            <text:p><text:a xlink:href="http://www.nexusmods.com/fallout3/mods/16001/?" xlink:type="simple">http://www.nexusmods.com/fallout3/mods/1600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?" xlink:type="simple">http://www.nexusmods.com/fallout3/mods/1305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fallout3.nexusmods.com/mods/7670" xlink:type="simple">http://fallout3.nexusmods.com/mods/7670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fallout3.nexusmods.com/mods/6341" xlink:type="simple">http://fallout3.nexusmods.com/mods/6341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?" xlink:type="simple">http://www.nexusmods.com/fallout3/mods/276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?" xlink:type="simple">http://www.nexusmods.com/fallout3/mods/8069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?" xlink:type="simple">http://www.nexusmods.com/fallout3/mods/888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?" xlink:type="simple">http://www.nexusmods.com/fallout3/mods/1986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fallout3.nexusmods.com/mods/15790" xlink:type="simple">http://fallout3.nexusmods.com/mods/1579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?" xlink:type="simple">http://www.nexusmods.com/fallout3/mods/53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?" xlink:type="simple">http://www.nexusmods.com/fallout3/mods/6510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?" xlink:type="simple">http://www.nexusmods.com/fallout3/mods/19163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fallout3.nexusmods.com/mods/3211" xlink:type="simple">http://fallout3.nexusmods.com/mods/321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gaton Lighting Overhaul</text:p>
          </table:table-cell>
          <table:table-cell office:value-type="string" calcext:value-type="string">
            <text:p><text:a xlink:href="http://www.nexusmods.com/fallout3/mods/7875/?" xlink:type="simple">http://www.nexusmods.com/fallout3/mods/7875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?" xlink:type="simple">http://www.nexusmods.com/fallout3/mods/87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?" xlink:type="simple">http://www.nexusmods.com/fallout3/mods/1205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ersonal Achievements Log</text:p>
          </table:table-cell>
          <table:table-cell office:value-type="string" calcext:value-type="string">
            <text:p><text:a xlink:href="http://www.nexusmods.com/fallout3/mods/11326/?" xlink:type="simple">http://www.nexusmods.com/fallout3/mods/1132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?" xlink:type="simple">http://www.nexusmods.com/fallout3/mods/2037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?" xlink:type="simple">http://www.nexusmods.com/fallout3/mods/1741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?" xlink:type="simple">http://www.nexusmods.com/fallout3/mods/259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fallout3.nexusmods.com/mods/6938" xlink:type="simple">http://fallout3.nexusmods.com/mods/693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raphTCs Personal Achievements Log FIX</text:p>
          </table:table-cell>
          <table:table-cell office:value-type="string" calcext:value-type="string">
            <text:p><text:a xlink:href="http://www.nexusmods.com/fallout3/mods/18678/?" xlink:type="simple">http://www.nexusmods.com/fallout3/mods/1867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?" xlink:type="simple">http://www.nexusmods.com/fallout3/mods/1838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he IMAGINATOR</text:p>
          </table:table-cell>
          <table:table-cell office:value-type="string" calcext:value-type="string">
            <text:p><text:a xlink:href="http://www.nexusmods.com/fallout3/mods/16875/?" xlink:type="simple">http://www.nexusmods.com/fallout3/mods/1687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?" xlink:type="simple">http://www.nexusmods.com/fallout3/mods/19122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" xlink:type="simple">http://www.nexusmods.com/fallout3/mods/20867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fallout3.nexusmods.com/mods/3388" xlink:type="simple">http://fallout3.nexusmods.com/mods/338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lout 3 GOTY mods'.C1:'Fallout 3 GOTY mods'.C1048576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1:'Fallout 3 GOTY mods'.C1048576">
            <calcext:condition calcext:apply-style-name="Untitled3" calcext:value="=&quot;Partial&quot;" calcext:base-cell-address="'Fallout 3 GOTY mods'.C1"/>
          </calcext:conditional-format>
        </calcext:conditional-formats>
      </table:table>
      <table:table table:name="Fallout 3 proposed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8"/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9" office:value-type="string" calcext:value-type="string">
            <text:p>Installed?</text:p>
          </table:table-cell>
          <table:table-cell table:style-name="ce2" table:number-columns-repeated="1021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fallout3.nexusmods.com/mods/15886" xlink:type="simple">http://fallout3.nexusmods.com/mods/15886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?" xlink:type="simple">http://www.nexusmods.com/fallout3/mods/1574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?" xlink:type="simple">http://www.nexusmods.com/fallout3/mods/265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?" xlink:type="simple">http://www.nexusmods.com/fallout3/mods/1565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?" xlink:type="simple">http://www.nexusmods.com/fallout3/mods/2080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?" xlink:type="simple">http://www.nexusmods.com/fallout3/mods/1564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?" xlink:type="simple">http://www.nexusmods.com/fallout3/mods/1694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bCo Certified</text:p>
          </table:table-cell>
          <table:table-cell office:value-type="string" calcext:value-type="string">
            <text:p><text:a xlink:href="http://www.nexusmods.com/fallout3/mods/712/?" xlink:type="simple">http://www.nexusmods.com/fallout3/mods/712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anded Megaton House V3</text:p>
          </table:table-cell>
          <table:table-cell office:value-type="string" calcext:value-type="string">
            <text:p><text:a xlink:href="http://www.nexusmods.com/fallout3/mods/2136/?" xlink:type="simple">http://www.nexusmods.com/fallout3/mods/2136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gaton Walkway</text:p>
          </table:table-cell>
          <table:table-cell office:value-type="string" calcext:value-type="string">
            <text:p><text:a xlink:href="http://www.nexusmods.com/fallout3/mods/8247/?" xlink:type="simple">http://www.nexusmods.com/fallout3/mods/8247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CInteriors Project</text:p>
          </table:table-cell>
          <table:table-cell office:value-type="string" calcext:value-type="string">
            <text:p><text:a xlink:href="http://www.nexusmods.com/fallout3/mods/5573/?" xlink:type="simple">http://www.nexusmods.com/fallout3/mods/5573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lout 3 proposed mods'.C1:'Fallout 3 proposed mods'.C1048576">
            <calcext:condition calcext:apply-style-name="Untitled1" calcext:value="=&quot;Yes&quot;" calcext:base-cell-address="'Fallout 3 proposed mods'.C1"/>
            <calcext:condition calcext:apply-style-name="Untitled2" calcext:value="=&quot;No&quot;" calcext:base-cell-address="'Fallout 3 proposed mods'.C1"/>
          </calcext:conditional-format>
          <calcext:conditional-format calcext:target-range-address="'Fallout 3 proposed mods'.C1:'Fallout 3 proposed mods'.C1048576">
            <calcext:condition calcext:apply-style-name="Untitled3" calcext:value="=&quot;Partial&quot;" calcext:base-cell-address="'Fallout 3 proposed mods'.C1"/>
          </calcext:conditional-format>
        </calcext:conditional-formats>
      </table:table>
      <table:named-expressions/>
      <table:database-ranges>
        <table:database-range table:name="__Anonymous_Sheet_DB__0" table:target-range-address="'Fallout 3 GOTY mods'.A10:'Fallout 3 GOTY mods'.AMJ4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Fallout 3 proposed mods'.A10:'Fallout 3 proposed mods'.AM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00/00/0000</text:date>, <text:time style:data-style-name="N2" text:time-value="00:01:01.7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08-20T23:46:00.060000000</dc:date>
    <meta:editing-duration>P10DT21H55M37S</meta:editing-duration>
    <meta:editing-cycles>22</meta:editing-cycles>
    <meta:generator>LibreOffice/5.1.3.2$Windows_x86 LibreOffice_project/644e4637d1d8544fd9f56425bd6cec110e49301b</meta:generator>
    <meta:document-statistic meta:table-count="2" meta:cell-count="179" meta:object-count="0"/>
  </office:meta>
</office:document-meta>
</file>